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ed54" officeooo:paragraph-rsid="0018ed54"/>
    </style:style>
    <style:style style:name="P2" style:family="paragraph" style:parent-style-name="Standard">
      <style:paragraph-properties fo:text-align="start" style:justify-single-word="false"/>
      <style:text-properties officeooo:paragraph-rsid="0018ed54"/>
    </style:style>
    <style:style style:name="P3" style:family="paragraph" style:parent-style-name="Standard">
      <style:paragraph-properties fo:text-align="start" style:justify-single-word="false"/>
      <style:text-properties officeooo:paragraph-rsid="001a600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ed54" officeooo:paragraph-rsid="0018ed5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8ed5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e3356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officeooo:rsid="0018ed54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normal" officeooo:rsid="0018ed54"/>
    </style:style>
    <style:style style:name="T4" style:family="text">
      <style:text-properties fo:font-variant="normal" fo:text-transform="none" fo:color="#242729" style:font-name="Arial" fo:font-size="11.2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 officeooo:rsid="0018ed54" style:font-weight-asian="normal" style:font-weight-complex="normal"/>
    </style:style>
    <style:style style:name="T6" style:family="text">
      <style:text-properties fo:font-variant="normal" fo:text-transform="none" fo:color="#242729" style:font-name="Arial" fo:font-size="11.25pt" fo:letter-spacing="normal" fo:font-style="normal" fo:font-weight="normal" officeooo:rsid="001a6009" style:font-weight-asian="normal" style:font-weight-complex="normal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42729" style:font-name="Arial" fo:font-size="11.25pt" fo:letter-spacing="normal" fo:font-style="normal" fo:font-weight="bold" officeooo:rsid="0018ed54" style:font-weight-asian="bold" style:font-weight-complex="bold"/>
    </style:style>
    <style:style style:name="T9" style:family="text">
      <style:text-properties fo:font-variant="normal" fo:text-transform="none" fo:color="#242729" style:font-name="Arial" fo:font-size="11.25pt" fo:letter-spacing="normal" fo:font-style="normal" officeooo:rsid="0018ed54"/>
    </style:style>
    <style:style style:name="T10" style:family="text">
      <style:text-properties fo:font-weight="bold" officeooo:rsid="0018ed54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101cm" fo:min-width="6.4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19cm" fo:min-width="3.0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12cm" fo:min-width="2.8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99cm" fo:min-width="2.8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18cm" fo:min-width="2.9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579cm" fo:min-width="2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.556cm" fo:min-width="2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718cm" fo:min-width="0.2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(PYTHON )</text:p>
      <text:p text:style-name="P1">CLASS – 1</text:p>
      <text:p text:style-name="P3"><text:span text:style-name="T10">Que</text:span><text:span text:style-name="T1">- <text:tab/>What is Jpython &amp; Cython ?</text:span></text:p>
      <text:p text:style-name="P3"><text:span text:style-name="T10">Ans</text:span><text:span text:style-name="T1">- <text:s/><text:tab/>Jpython &amp; Cpython bothe are </text:span><text:span text:style-name="T2">implementation </text:span><text:span text:style-name="T3">way of Python, depending on the projects.</text:span></text:p>
      <text:p text:style-name="P2"><text:span text:style-name="T3"><text:s text:c="10"/><text:tab/>Cpython is the </text:span><text:span text:style-name="T8">default Python implementation, </text:span><text:span text:style-name="T5">whenevere we are going to download <text:tab/>Python from python.org it. Inshort we can call Python as Cpython also.</text:span></text:p>
      <text:p text:style-name="P2"><text:span text:style-name="T5"><text:tab/>Cpython complies our code into </text:span><text:span text:style-name="T8">bytecode</text:span><text:span text:style-name="T5"> </text:span><text:span text:style-name="T6">and interprets that bytecode in a evaluation <text:tab/>loop.</text:span></text:p>
      <text:p text:style-name="P3"><text:span text:style-name="T5"><text:tab/></text:span><text:span text:style-name="T2">CPython is also the first to implement new features,Python-the-language development</text:span></text:p>
      <text:p text:style-name="P3"><text:span text:style-name="T2"><text:tab/>uses CPython as the base, other implementations follow.</text:span></text:p>
      <text:p text:style-name="P3"><text:span text:style-name="T2"><text:tab/></text:span></text:p>
      <text:p text:style-name="P3"><text:span text:style-name="T2"><text:tab/>Jpython is the other implementation of the Python progarmming in </text:span><text:span text:style-name="T7">java.</text:span></text:p>
      <text:p text:style-name="P3"><text:span text:style-name="T7"><text:tab/></text:span><text:span text:style-name="T4">Jpython compiles Pthon codes to java bytecodes so that code can on </text:span><text:span text:style-name="T7">JVM.</text:span></text:p>
      <text:p text:style-name="P3"><text:span text:style-name="T7"/></text:p>
      <text:p text:style-name="P3"><text:span text:style-name="T7"/></text:p>
      <text:p text:style-name="P2"><draw:custom-shape text:anchor-type="paragraph" draw:z-index="0" draw:name="Shape1" draw:style-name="gr1" draw:text-style-name="P7" svg:width="6.562cm" svg:height="1.218cm" svg:x="3.976cm" svg:y="0.314cm"><text:p text:style-name="P7">Python Source Cod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4.287cm" svg:height="1.721cm" svg:x="1.647cm" svg:y="2.616cm"><text:p>Cpython Compil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svg:width="3.97cm" svg:height="1.853cm" svg:x="8.527cm" svg:y="2.536cm"><text:p>Jpython Compil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4" svg:width="3.996cm" svg:height="1.694cm" svg:x="1.674cm" svg:y="5.368cm"><text:p>Cpython Interpre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5" svg:width="4.128cm" svg:height="1.668cm" svg:x="8.659cm" svg:y="5.394cm"><text:p>Cpython Interpre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6" draw:text-style-name="P7" svg:width="2.858cm" svg:height="2.858cm" svg:x="2.468cm" svg:y="8.199cm"><text:p text:style-name="P7">CV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7" draw:style-name="gr7" draw:text-style-name="P7" svg:width="2.832cm" svg:height="2.832cm" svg:x="9.215cm" svg:y="8.146cm"><text:p text:style-name="P7">JV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8" draw:style-name="gr8" svg:width="0.503cm" svg:height="0.821cm" svg:x="3.844cm" svg:y="1.6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8" draw:style-name="gr8" svg:width="0.503cm" svg:height="0.821cm" svg:x="10.008cm" svg:y="1.6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8" draw:style-name="gr8" svg:width="0.503cm" svg:height="0.821cm" svg:x="3.341cm" svg:y="4.54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8" draw:style-name="gr8" svg:width="0.503cm" svg:height="0.821cm" svg:x="3.5cm" svg:y="7.2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8" draw:style-name="gr8" svg:width="0.503cm" svg:height="0.821cm" svg:x="10.352cm" svg:y="4.5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8" draw:style-name="gr8" svg:width="0.503cm" svg:height="0.821cm" svg:x="10.273cm" svg:y="7.19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text:span text:style-name="T9">Que- Basic difference between Python2 &amp;Python3 ?</text:span></text:p>
      <text:p text:style-name="P5"><draw:frame draw:style-name="fr1" draw:name="Object1" text:anchor-type="paragraph" svg:x="1.277cm" svg:y="0.736cm" svg:width="15.344cm" svg:height="5.041cm" draw:z-index="13"><draw:object xlink:href="./Object 1" xlink:type="simple" xlink:show="embed" xlink:actuate="onLoad"/><draw:image xlink:href="./ObjectReplacements/Object 1" xlink:type="simple" xlink:show="embed" xlink:actuate="onLoad"/></draw:frame><text:span text:style-name="T9">Ans- <text:tab/></text:span></text:p>
      <text:p text:style-name="P5"><text:span text:style-name="T9"/></text:p>
      <text:p text:style-name="P5"><text:soft-page-break/><text:span text:style-name="T9">Que- <text:tab/>Diffrence Between ASCII &amp; UNICODE ?</text:span></text:p>
      <text:p text:style-name="P5"><draw:frame draw:style-name="fr1" draw:name="Object2" text:anchor-type="paragraph" svg:x="2.997cm" svg:y="0.138cm" svg:width="13.019cm" svg:height="3.865cm" draw:z-index="14"><draw:object xlink:href="./Object 2" xlink:type="simple" xlink:show="embed" xlink:actuate="onLoad"/><draw:image xlink:href="./ObjectReplacements/Object 2" xlink:type="simple" xlink:show="embed" xlink:actuate="onLoad"/></draw:frame><text:span text:style-name="T9">Ans-<text:tab/></text:span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4:51:30.301198513</meta:creation-date>
    <dc:date>2020-04-11T15:41:55.324842020</dc:date>
    <meta:editing-duration>PT8M20S</meta:editing-duration>
    <meta:editing-cycles>1</meta:editing-cycles>
    <meta:document-statistic meta:table-count="0" meta:image-count="0" meta:object-count="2" meta:page-count="2" meta:paragraph-count="15" meta:word-count="122" meta:character-count="791" meta:non-whitespace-character-count="656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4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edcc6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cd4d1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row table:style-name="ro1">
          <table:table-cell table:style-name="ce1" office:value-type="string" calcext:value-type="string" table:number-columns-spanned="2" table:number-rows-spanned="1">
            <text:p>Basics diffrence Between Python2 &amp; Python3 </text:p>
          </table:table-cell>
          <table:covered-table-cell table:style-name="ce12"/>
        </table:table-row>
        <table:table-row table:style-name="ro1">
          <table:table-cell table:style-name="ce2" office:value-type="string" calcext:value-type="string">
            <text:p>Python2 </text:p>
          </table:table-cell>
          <table:table-cell table:style-name="ce5" office:value-type="string" calcext:value-type="string">
            <text:p>Python3</text:p>
          </table:table-cell>
        </table:table-row>
        <table:table-row table:style-name="ro1">
          <table:table-cell office:value-type="string" calcext:value-type="string">
            <text:p>Print”hello”</text:p>
          </table:table-cell>
          <table:table-cell office:value-type="string" calcext:value-type="string">
            <text:p>Print(“hello”)</text:p>
          </table:table-cell>
        </table:table-row>
        <table:table-row table:style-name="ro2">
          <table:table-cell office:value-type="string" calcext:value-type="string">
            <text:p>whenever two integers are divided, we get a interger value</text:p>
          </table:table-cell>
          <table:table-cell office:value-type="string" calcext:value-type="string">
            <text:p>whenever two integers are divided, we get a Float value</text:p>
          </table:table-cell>
        </table:table-row>
        <table:table-row table:style-name="ro2">
          <table:table-cell office:value-type="string" calcext:value-type="string">
            <text:p>To store unicode string value, we require to define them with “u”</text:p>
          </table:table-cell>
          <table:table-cell office:value-type="string" calcext:value-type="string">
            <text:p>Default storing of string is unicode</text:p>
          </table:table-cell>
        </table:table-row>
        <table:table-row table:style-name="ro2">
          <table:table-cell office:value-type="string" calcext:value-type="string">
            <text:p>xrange() is used for iteration</text:p>
          </table:table-cell>
          <table:table-cell office:value-type="string" calcext:value-type="string">
            <text:p>Range() function introduced to perform iteratio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5:31:39.927534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4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42729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42729" style:text-outline="false" style:text-line-through-style="none" style:text-line-through-type="none" style:font-name="Arial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row table:style-name="ro1">
          <table:table-cell table:style-name="Default" table:number-columns-repeated="2"/>
        </table:table-row>
        <table:table-row table:style-name="ro2">
          <table:table-cell table:style-name="ce9" office:value-type="string" calcext:value-type="string" table:number-columns-spanned="2" table:number-rows-spanned="1">
            <text:p>Basic Diffrence Between ASCII &amp; UNICODE</text:p>
          </table:table-cell>
          <table:covered-table-cell table:style-name="ce12"/>
        </table:table-row>
        <table:table-row table:style-name="ro1">
          <table:table-cell table:style-name="ce10" office:value-type="string" calcext:value-type="string">
            <text:p>ASCII</text:p>
          </table:table-cell>
          <table:table-cell table:style-name="ce10"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Uses 8-bit encoding</text:p>
          </table:table-cell>
          <table:table-cell office:value-type="string" calcext:value-type="string">
            <text:p>uses variable bit encoding</text:p>
          </table:table-cell>
        </table:table-row>
        <table:table-row table:style-name="ro1">
          <table:table-cell office:value-type="string" calcext:value-type="string">
            <text:p>Represent 128 charecters</text:p>
          </table:table-cell>
          <table:table-cell office:value-type="string" calcext:value-type="string">
            <text:p>Defines 2**21 charecters</text:p>
          </table:table-cell>
        </table:table-row>
        <table:table-row table:style-name="ro3">
          <table:table-cell office:value-type="string" calcext:value-type="string">
            <text:p>stored as 8-bit type</text:p>
          </table:table-cell>
          <table:table-cell office:value-type="string" calcext:value-type="string">
            <text:p>stored in bytes sequence such as UTF-32 &amp; UTF-8</text:p>
          </table:table-cell>
        </table:table-row>
        <table:table-row table:style-name="ro1">
          <table:table-cell office:value-type="string" calcext:value-type="string">
            <text:p>Not standerized</text:p>
          </table:table-cell>
          <table:table-cell office:value-type="string" calcext:value-type="string">
            <text:p>Standerized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5:39:23.760137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